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chingSpanFilter.CachingSpanFilter( SpanFilter fil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ingSpanFilter.getCachedResult( IndexReader read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CachingSpanFilter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ingSpanFilter.getDocIdSet( IndexReader read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achingSpanFilter.bits( IndexReader read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achingSpanFilter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ingSpanFilter.bitSpans( IndexReader re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ingSpanFilter.equals( Object o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